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xtPropagator.getLifecycle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pagato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textPropagator.invokeLifecycleWorker( String beanName , Object bean , BeanDefinition bean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textPropagator.setContext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